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Log<text:s/></text:p>
      <text:p text:style-name="Normal">14.10.18</text:p>
      <text:p text:style-name="Normal">Creating the Vector class header file. (ability to manipulate vectors and perform arithmetic on them)<text:line-break/>-<text:tab/>Initialise vector<text:line-break/>-<text:tab/>invert vector<text:line-break/>-<text:tab/>calculate magnitude<text:line-break/>-<text:tab/>square of magnitude<text:tab/><text:tab/><text:tab/><text:line-break/>-<text:tab/>normalise (calculate unit vector)<text:line-break/>-<text:tab/>Overload operators for easier/simpler vector calculations<text:s/><text:line-break/>-<text:s/><text:tab/>adding two scaled vectors<text:line-break/>-<text:tab/>Calculate component product<text:line-break/>-</text:p>
      <text:p text:style-name="Normal"/>
      <text:p text:style-name="Normal">28.10.18</text:p>
      <text:p text:style-name="Normal">Perspective projection</text:p>
      <text:p text:style-name="Normal"><text:a xlink:href="http://ogldev.atspace.co.uk/www/tutorial12/tutorial12.html" office:target-frame-name="_top" xlink:show="replace"><text:span text:style-name="Hyperlink">http://ogldev.atspace.co.uk/www/tutorial12/tutorial12.html</text:span></text:a></text:p>
      <text:p text:style-name="Normal"/>
      <text:p text:style-name="P2">Notes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Small</meta:initial-creator>
    <dc:creator>Alex Small</dc:creator>
    <meta:creation-date>2018-10-14T15:05:00Z</meta:creation-date>
    <dc:date>2018-10-28T20:46:00Z</dc:date>
    <meta:template xlink:href="Normal" xlink:type="simple"/>
    <meta:editing-cycles>5</meta:editing-cycles>
    <meta:editing-duration>PT75180S</meta:editing-duration>
    <meta:document-statistic meta:page-count="1" meta:paragraph-count="1" meta:word-count="79" meta:character-count="533" meta:row-count="3" meta:non-whitespace-character-count="455"/>
  </office:meta>
</office:document-meta>
</file>